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4">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4"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5"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6"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7"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8" style:family="table-cell" style:parent-style-name="Default" style:data-style-name="N0">
      <style:table-cell-properties fo:border="thin solid #000000" style:vertical-align="middle" fo:wrap-option="wrap" fo:background-color="#FFFFFF" style:cell-protect="none"/>
    </style:style>
    <style:style style:name="ce1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20" style:family="table-cell" style:parent-style-name="Normal_32_78" style:data-style-name="N0">
      <style:table-cell-properties fo:border="thin solid #000000" style:vertical-align="middle" fo:background-color="#FFFFFF" style:cell-protect="none"/>
    </style:style>
    <style:style style:name="ce21" style:family="table-cell" style:parent-style-name="Normal_32_78" style:data-style-name="N0">
      <style:table-cell-properties fo:border="thin solid #000000" style:vertical-align="middle" fo:background-color="transparent" style:cell-protect="none"/>
    </style:style>
    <style:style style:name="ce22"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3" style:family="table-cell" style:parent-style-name="Default" style:data-style-name="N49">
      <style:table-cell-properties fo:border="thin solid #000000" style:vertical-align="middle" style:cell-protect="none" style:repeat-content="false"/>
      <style:paragraph-properties fo:text-align="end" fo:margin-right="0cm"/>
    </style:style>
    <style:style style:name="ce24" style:family="table-cell" style:parent-style-name="Normal_32_4" style:data-style-name="N0">
      <style:table-cell-properties fo:border-top="none" fo:border-bottom="none" fo:border-left="thin solid #000000" fo:border-right="thin solid #000000" style:vertical-align="top" fo:wrap-option="wrap" fo:background-color="transparent" style:cell-protect="none" style:repeat-content="false"/>
      <style:paragraph-properties fo:text-align="start" fo:margin-left="0cm"/>
      <style:text-properties fo:font-size="12pt" style:font-size-asian="12pt" style:font-size-complex="12pt"/>
    </style:style>
    <style:style style:name="ce2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6"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7"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8"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9"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32"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33"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4" style:family="table-cell" style:parent-style-name="Default" style:data-style-name="N0">
      <style:table-cell-properties fo:border="thin solid #000000" style:vertical-align="middle" fo:background-color="#FFFFFF" style:cell-protect="none"/>
    </style:style>
    <style:style style:name="ce35"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6" style:family="table-cell" style:parent-style-name="Default" style:data-style-name="N0">
      <style:table-cell-properties fo:border="thin solid #000000" style:vertical-align="middle" fo:background-color="transparent" style:cell-protect="none"/>
    </style:style>
    <style:style style:name="ce37" style:family="table-cell" style:parent-style-name="Default" style:data-style-name="N0">
      <style:table-cell-properties style:vertical-align="automatic" fo:background-color="transparent" style:cell-protect="none"/>
    </style:style>
    <style:style style:name="ce38" style:family="table-cell" style:parent-style-name="Default" style:data-style-name="N4">
      <style:table-cell-properties style:vertical-align="automatic" fo:background-color="transparent" style:cell-protect="none"/>
    </style:style>
    <style:style style:name="ce39" style:family="table-cell" style:parent-style-name="Default" style:data-style-name="N4">
      <style:table-cell-properties style:vertical-align="middle" fo:background-color="transparent" style:cell-protect="none"/>
    </style:style>
    <style:style style:name="ce40"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28083333333333cm" style:use-optimal-column-width="true"/>
    </style:style>
    <style:style style:name="co5" style:family="table-column">
      <style:table-column-properties fo:break-before="auto" style:column-width="4.60375cm" style:use-optimal-column-width="true"/>
    </style:style>
    <style:style style:name="co6" style:family="table-column">
      <style:table-column-properties fo:break-before="auto" style:column-width="3.12208333333333cm"/>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2.936875cm" style:use-optimal-column-width="true"/>
    </style:style>
    <style:style style:name="co9" style:family="table-column">
      <style:table-column-properties fo:break-before="auto" style:column-width="4.23333333333333cm" style:use-optimal-column-width="true"/>
    </style:style>
    <style:style style:name="co10" style:family="table-column">
      <style:table-column-properties fo:break-before="auto" style:column-width="3.04270833333333cm"/>
    </style:style>
    <style:style style:name="co11" style:family="table-column">
      <style:table-column-properties fo:break-before="auto" style:column-width="5.23875cm" style:use-optimal-column-width="true"/>
    </style:style>
    <style:style style:name="co12" style:family="table-column">
      <style:table-column-properties fo:break-before="auto" style:column-width="7.51416666666667cm" style:use-optimal-column-width="true"/>
    </style:style>
    <style:style style:name="co13" style:family="table-column">
      <style:table-column-properties fo:break-before="auto" style:column-width="6.429375cm" style:use-optimal-column-width="true"/>
    </style:style>
    <style:style style:name="co14" style:family="table-column">
      <style:table-column-properties fo:break-before="auto" style:column-width="8.30791666666667cm" style:use-optimal-column-width="true"/>
    </style:style>
    <style:style style:name="co15" style:family="table-column">
      <style:table-column-properties fo:break-before="auto" style:column-width="6.985cm" style:use-optimal-column-width="true"/>
    </style:style>
    <style:style style:name="co16" style:family="table-column">
      <style:table-column-properties fo:break-before="auto" style:column-width="8.5725cm" style:use-optimal-column-width="true"/>
    </style:style>
    <style:style style:name="co17" style:family="table-column">
      <style:table-column-properties fo:break-before="auto" style:column-width="18.25625cm" style:use-optimal-column-width="true"/>
    </style:style>
    <style:style style:name="co18" style:family="table-column">
      <style:table-column-properties fo:break-before="auto" style:column-width="6.0325cm" style:use-optimal-column-width="true"/>
    </style:style>
    <style:style style:name="co19" style:family="table-column">
      <style:table-column-properties fo:break-before="auto" style:column-width="15.6633333333333cm"/>
    </style:style>
    <style:style style:name="co2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90pt" style:use-optimal-row-height="true" fo:break-before="auto"/>
    </style:style>
    <style:style style:name="ta1" style:family="table" style:master-page-name="mp1">
      <style:table-properties table:display="true" style:writing-mode="lr-tb"/>
    </style:style>
    <style:style style:name="ce4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2" style:base-cell-address="Data_sheet.M4"/>
    </style:style>
    <style:style style:name="ce43"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4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45"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2" style:base-cell-address="Data_sheet.K4"/>
    </style:style>
    <style:style style:name="ce46"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4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4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2" style:base-cell-address="Data_sheet.J4"/>
    </style:style>
    <style:style style:name="ce49"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2" style:base-cell-address="Data_sheet.I4"/>
    </style:style>
    <style:style style:name="ce5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2" style:base-cell-address="Data_sheet.H4"/>
    </style:style>
    <style:style style:name="ce5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2" style:base-cell-address="Data_sheet.L4"/>
    </style:style>
    <style:style style:name="ce52"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2" style:base-cell-address="Data_sheet.C4"/>
    </style:style>
    <style:style style:name="ce5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2" style:base-cell-address="Data_sheet.D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55"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2" style:base-cell-address="Data_sheet.E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5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2" style:base-cell-address="Data_sheet.F4"/>
    </style:style>
    <style:style style:name="ce58"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2" style:base-cell-address="Data_sheet.G4"/>
    </style:style>
    <style:style style:name="ce59"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2" style:base-cell-address="Data_sheet.B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2" style:base-cell-address="Data_sheet.K9"/>
    </style:style>
    <style:style style:name="ce61"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6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2" style:base-cell-address="Data_sheet.J9"/>
    </style:style>
    <style:style style:name="ce6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4]));ISBLANK([.O4])))" style:apply-style-name="cf2" style:base-cell-address="Data_sheet.O4"/>
    </style:style>
    <style:style style:name="ce6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2" style:base-cell-address="Data_sheet.N4"/>
    </style:style>
    <style:style style:name="ce65"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2" style:base-cell-address="Data_sheet.U5"/>
    </style:style>
    <style:style style:name="ce6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2" style:base-cell-address="Data_sheet.U4"/>
    </style:style>
    <style:style style:name="ce67"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2" style:base-cell-address="Data_sheet.U4"/>
    </style:style>
    <style:style style:name="ce68"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2" style:base-cell-address="Data_sheet.T4"/>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2" style:base-cell-address="Data_sheet.F9"/>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2" style:base-cell-address="Data_sheet.I9"/>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2" style:base-cell-address="Data_sheet.G9"/>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2" style:base-cell-address="Data_sheet.H9"/>
    </style:style>
    <style:style style:name="ce7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2" style:base-cell-address="Data_sheet.T5"/>
    </style:style>
    <style:style style:name="ce7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2" style:base-cell-address="Data_sheet.V4"/>
    </style:style>
    <style:style style:name="ce75"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2" style:base-cell-address="Data_sheet.Y9"/>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2" style:base-cell-address="Data_sheet.X9"/>
    </style:style>
    <style:style style:name="ce7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2" style:base-cell-address="Data_sheet.U5"/>
    </style:style>
    <style:style style:name="ce7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2" style:base-cell-address="Data_sheet.T5"/>
    </style:style>
    <style:style style:name="ce8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2" style:base-cell-address="Data_sheet.W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able:content-validation>
        <table:content-validation table:name="val5">
          <table:help-message table:display="true"/>
          <table:error-message table:display="true">
            <text:p>FTE cannot be greater than Headcount</text:p>
            <text:p/>
          </table:error-message>
        </table:content-validation>
        <table:content-validation table:name="val6">
          <table:help-message table:display="true"/>
          <table:error-message table:display="true">
            <text:p>FTE cannot be greater than Headcount</text:p>
            <text:p/>
          </table:error-message>
        </table:content-validation>
        <table:content-validation table:name="val7" table:condition="of:is-true-formula([.D4]&gt;=[.E4])" table:base-cell-address="Data_sheet.D4">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8" table:condition="of:is-true-formula([.E4]&lt;=[.D4])" table:base-cell-address="Data_sheet.E4">
          <table:help-message table:display="true"/>
          <table:error-message table:title="FTE" table:display="true">
            <text:p>The value entered in the FTE field must be less than or equal to the value entered in the headcount field.</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7"/>
        <table:table-column table:style-name="co5" table:default-cell-style-name="ce37"/>
        <table:table-column table:style-name="co4" table:default-cell-style-name="ce37"/>
        <table:table-column table:style-name="co5" table:default-cell-style-name="ce37"/>
        <table:table-column table:style-name="co6" table:default-cell-style-name="ce37"/>
        <table:table-column table:style-name="co7" table:default-cell-style-name="ce37"/>
        <table:table-column table:style-name="co6" table:default-cell-style-name="ce37"/>
        <table:table-column table:style-name="co7" table:default-cell-style-name="ce37"/>
        <table:table-column table:style-name="co6" table:default-cell-style-name="ce37"/>
        <table:table-column table:style-name="co8" table:default-cell-style-name="ce37"/>
        <table:table-column table:style-name="co6" table:default-cell-style-name="ce37"/>
        <table:table-column table:style-name="co4" table:number-columns-repeated="2" table:default-cell-style-name="ce37"/>
        <table:table-column table:style-name="co9" table:default-cell-style-name="ce38"/>
        <table:table-column table:style-name="co10" table:number-columns-repeated="9" table:default-cell-style-name="ce37"/>
        <table:table-column table:style-name="co10" table:default-cell-style-name="ce38"/>
        <table:table-column table:style-name="co11" table:default-cell-style-name="ce2"/>
        <table:table-column table:style-name="co9" table:default-cell-style-name="ce39"/>
        <table:table-column table:style-name="co12" table:default-cell-style-name="ce2"/>
        <table:table-column table:style-name="co13" table:default-cell-style-name="ce2"/>
        <table:table-column table:style-name="co14" table:default-cell-style-name="ce2"/>
        <table:table-column table:style-name="co13" table:default-cell-style-name="ce2"/>
        <table:table-column table:style-name="co15" table:default-cell-style-name="ce2"/>
        <table:table-column table:style-name="co16" table:default-cell-style-name="ce2"/>
        <table:table-column table:style-name="co12" table:default-cell-style-name="ce2"/>
        <table:table-column table:style-name="co17" table:default-cell-style-name="ce2"/>
        <table:table-column table:style-name="co18" table:default-cell-style-name="ce2"/>
        <table:table-column table:style-name="co13" table:default-cell-style-name="ce2"/>
        <table:table-column table:style-name="co12" table:default-cell-style-name="ce2"/>
        <table:table-column table:style-name="co19" table:default-cell-style-name="ce2"/>
        <table:table-column table:style-name="co20" table:number-columns-repeated="16343" table:default-cell-style-name="ce2"/>
        <table:table-row table:style-name="ro1">
          <table:table-cell office:value-type="string" table:number-columns-spanned="1" table:number-rows-spanned="3" table:content-validation-name="val1" table:style-name="ce40">
            <text:p>Organisation name</text:p>
          </table:table-cell>
          <table:table-cell office:value-type="string" table:number-columns-spanned="1" table:number-rows-spanned="3" table:content-validation-name="val1" table:style-name="ce40">
            <text:p>Organisation<text:s/></text:p>
            <text:p>type</text:p>
          </table:table-cell>
          <table:table-cell office:value-type="string" table:number-columns-spanned="1" table:number-rows-spanned="3" table:content-validation-name="val1" table:style-name="ce40">
            <text:p>Main, parent or<text:s/></text:p>
            <text:p>sponsoring department:<text:s/></text:p>
          </table:table-cell>
          <table:table-cell office:value-type="string" table:number-columns-spanned="14" table:number-rows-spanned="1" table:style-name="ce40">
            <text:p>Payroll staff</text:p>
          </table:table-cell>
          <table:covered-table-cell table:number-columns-repeated="13"/>
          <table:table-cell office:value-type="string" table:number-columns-spanned="10" table:number-rows-spanned="1" table:content-validation-name="val1" table:style-name="ce41">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40">
            <text:p>Grand Total<text:s/></text:p>
            <text:p>(workforce numbers)</text:p>
          </table:table-cell>
          <table:covered-table-cell/>
          <table:table-cell office:value-type="string" table:number-columns-spanned="7" table:number-rows-spanned="1" table:style-name="ce41">
            <text:p>Payroll staff costs</text:p>
          </table:table-cell>
          <table:covered-table-cell table:number-columns-repeated="6"/>
          <table:table-cell office:value-type="string" table:number-columns-spanned="3" table:number-rows-spanned="1" table:style-name="ce41">
            <text:p>Non-Payroll staff (contingent labour/consultancy - CCL) costs</text:p>
          </table:table-cell>
          <table:covered-table-cell table:number-columns-repeated="2"/>
          <table:table-cell office:value-type="string" table:number-columns-spanned="1" table:number-rows-spanned="3" table:style-name="ce40">
            <text:p>Grand Total paybill/staffing (payroll and non-payroll) costs</text:p>
          </table:table-cell>
          <table:table-cell office:value-type="string" table:number-columns-spanned="1" table:number-rows-spanned="3" table:content-validation-name="val1" table:style-name="ce40">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40">
            <text:p>Admin officers/admin assistants</text:p>
          </table:table-cell>
          <table:covered-table-cell/>
          <table:table-cell office:value-type="string" table:number-columns-spanned="2" table:number-rows-spanned="1" table:style-name="ce40">
            <text:p>Executive Officers</text:p>
          </table:table-cell>
          <table:covered-table-cell/>
          <table:table-cell office:value-type="string" table:number-columns-spanned="2" table:number-rows-spanned="1" table:style-name="ce40">
            <text:p>Higher Executive Officers/Senior Executive Officers</text:p>
          </table:table-cell>
          <table:covered-table-cell/>
          <table:table-cell office:value-type="string" table:number-columns-spanned="2" table:number-rows-spanned="1" table:style-name="ce40">
            <text:p>Grade 6/7</text:p>
          </table:table-cell>
          <table:covered-table-cell/>
          <table:table-cell office:value-type="string" table:number-columns-spanned="2" table:number-rows-spanned="1" table:style-name="ce40">
            <text:p>Senior Civil Service</text:p>
          </table:table-cell>
          <table:covered-table-cell/>
          <table:table-cell office:value-type="string" table:number-columns-spanned="2" table:number-rows-spanned="1" table:style-name="ce40">
            <text:p>Other, unknown, or unspecified</text:p>
          </table:table-cell>
          <table:covered-table-cell/>
          <table:table-cell office:value-type="string" table:number-columns-spanned="2" table:number-rows-spanned="1" table:content-validation-name="val1" table:style-name="ce40">
            <text:p>Total</text:p>
            <text:p>Employees</text:p>
          </table:table-cell>
          <table:covered-table-cell/>
          <table:table-cell office:value-type="string" table:number-columns-spanned="2" table:number-rows-spanned="1" table:style-name="ce40">
            <text:p>Agency staff<text:s/></text:p>
            <text:p>(clerical/admin)</text:p>
          </table:table-cell>
          <table:covered-table-cell/>
          <table:table-cell office:value-type="string" table:number-columns-spanned="2" table:number-rows-spanned="1" table:style-name="ce41">
            <text:p>Interim managers</text:p>
          </table:table-cell>
          <table:covered-table-cell/>
          <table:table-cell office:value-type="string" table:number-columns-spanned="2" table:number-rows-spanned="1" table:style-name="ce41">
            <text:p>Specialist Contractors</text:p>
          </table:table-cell>
          <table:covered-table-cell/>
          <table:table-cell office:value-type="string" table:number-columns-spanned="2" table:number-rows-spanned="1" table:style-name="ce41">
            <text:p>Consultants/consultancy</text:p>
          </table:table-cell>
          <table:covered-table-cell/>
          <table:table-cell office:value-type="string" table:number-columns-spanned="2" table:number-rows-spanned="1" table:style-name="ce40">
            <text:p>Total</text:p>
          </table:table-cell>
          <table:covered-table-cell/>
          <table:covered-table-cell/>
          <table:covered-table-cell/>
          <table:table-cell office:value-type="string" table:number-columns-spanned="1" table:number-rows-spanned="2" table:style-name="ce40">
            <text:p>Salary</text:p>
          </table:table-cell>
          <table:table-cell office:value-type="string" table:number-columns-spanned="1" table:number-rows-spanned="2" table:style-name="ce40">
            <text:p>Allowances</text:p>
          </table:table-cell>
          <table:table-cell office:value-type="string" table:number-columns-spanned="1" table:number-rows-spanned="2" table:style-name="ce40">
            <text:p>Non-consolidated performance payments</text:p>
          </table:table-cell>
          <table:table-cell office:value-type="string" table:number-columns-spanned="1" table:number-rows-spanned="2" table:style-name="ce40">
            <text:p>Overtime</text:p>
          </table:table-cell>
          <table:table-cell office:value-type="string" table:number-columns-spanned="1" table:number-rows-spanned="2" table:style-name="ce40">
            <text:p>Employer pension contributions</text:p>
          </table:table-cell>
          <table:table-cell office:value-type="string" table:number-columns-spanned="1" table:number-rows-spanned="2" table:style-name="ce40">
            <text:p>Employer national insurance contributions</text:p>
          </table:table-cell>
          <table:table-cell office:value-type="string" table:number-columns-spanned="1" table:number-rows-spanned="2" table:style-name="ce40">
            <text:p>Total paybill for payroll staff</text:p>
          </table:table-cell>
          <table:table-cell office:value-type="string" table:number-columns-spanned="1" table:number-rows-spanned="2" table:style-name="ce40">
            <text:p>Total cost of contingent labour: agency (clerical and admin) staff, interim managers and specialist contractors</text:p>
          </table:table-cell>
          <table:table-cell office:value-type="string" table:number-columns-spanned="1" table:number-rows-spanned="2" table:style-name="ce40">
            <text:p>Total cost of consultants/</text:p>
            <text:p>consultancy</text:p>
          </table:table-cell>
          <table:table-cell office:value-type="string" table:number-columns-spanned="1" table:number-rows-spanned="2" table:style-name="ce40">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59">
            <text:p>Ministerial Department</text:p>
          </table:table-cell>
          <table:table-cell office:value-type="string" table:style-name="ce52">
            <text:p>Department for Work and Pensions</text:p>
          </table:table-cell>
          <table:table-cell office:value-type="float" office:value="33362" table:content-validation-name="val7" table:style-name="ce53">
            <text:p>33,362</text:p>
          </table:table-cell>
          <table:table-cell office:value-type="float" office:value="28565.14" table:content-validation-name="val8" table:style-name="ce55">
            <text:p>28,565.14</text:p>
          </table:table-cell>
          <table:table-cell office:value-type="float" office:value="37948" table:content-validation-name="val7" table:style-name="ce57">
            <text:p>37,948</text:p>
          </table:table-cell>
          <table:table-cell office:value-type="float" office:value="33846.15" table:content-validation-name="val8" table:style-name="ce58">
            <text:p>33,846.15</text:p>
          </table:table-cell>
          <table:table-cell office:value-type="float" office:value="9572" table:content-validation-name="val7" table:style-name="ce50">
            <text:p>9,572</text:p>
          </table:table-cell>
          <table:table-cell office:value-type="float" office:value="9125.5" table:content-validation-name="val8" table:style-name="ce49">
            <text:p>9,125.50</text:p>
          </table:table-cell>
          <table:table-cell office:value-type="float" office:value="2264" table:content-validation-name="val7" table:style-name="ce48">
            <text:p>2,264</text:p>
          </table:table-cell>
          <table:table-cell office:value-type="float" office:value="2188.08" table:content-validation-name="val8" table:style-name="ce45">
            <text:p>2,188.08</text:p>
          </table:table-cell>
          <table:table-cell office:value-type="float" office:value="203" table:content-validation-name="val7" table:style-name="ce51">
            <text:p>203</text:p>
          </table:table-cell>
          <table:table-cell office:value-type="float" office:value="198.91" table:content-validation-name="val8" table:style-name="ce42">
            <text:p>198.91</text:p>
          </table:table-cell>
          <table:table-cell table:content-validation-name="val7" table:style-name="ce64"/>
          <table:table-cell table:content-validation-name="val8" table:style-name="ce63"/>
          <table:table-cell office:value-type="float" office:value="83349" table:formula="of:=[.D4]+[.F4]+[.H4]+[.J4]+[.L4]+[.N4]" table:content-validation-name="val1" table:style-name="ce12">
            <text:p>83,349</text:p>
          </table:table-cell>
          <table:table-cell office:value-type="float" office:value="73923.780000000013" table:formula="of:=[.E4]+[.G4]+[.I4]+[.K4]+[.M4]+[.O4]" table:content-validation-name="val1" table:style-name="ce12">
            <text:p>73,924</text:p>
          </table:table-cell>
          <table:table-cell table:style-name="ce47"/>
          <table:table-cell table:style-name="ce44"/>
          <table:table-cell office:value-type="float" office:value="393" table:style-name="ce47">
            <text:p>393</text:p>
          </table:table-cell>
          <table:table-cell office:value-type="float" office:value="393" table:style-name="ce44">
            <text:p>393</text:p>
          </table:table-cell>
          <table:table-cell table:style-name="ce74"/>
          <table:table-cell table:style-name="ce80"/>
          <table:table-cell table:style-name="ce68"/>
          <table:table-cell table:style-name="ce66"/>
          <table:table-cell office:value-type="float" office:value="393" table:formula="of:=[.R4]+[.T4]+[.V4]+[.X4]" table:style-name="ce14">
            <text:p>393</text:p>
          </table:table-cell>
          <table:table-cell office:value-type="float" office:value="393" table:formula="of:=[.S4]+[.U4]+[.W4]+[.Y4]" table:style-name="ce14">
            <text:p>393</text:p>
          </table:table-cell>
          <table:table-cell office:value-type="float" office:value="83742" table:formula="of:=[.P4]+[.Z4]" table:content-validation-name="val1" table:style-name="ce12">
            <text:p>83,742</text:p>
          </table:table-cell>
          <table:table-cell office:value-type="float" office:value="74316.780000000013" table:formula="of:=[.Q4]+[.AA4]" table:content-validation-name="val1" table:style-name="ce12">
            <text:p>74,317</text:p>
          </table:table-cell>
          <table:table-cell office:value-type="currency" office:value="158577903.65000001" table:content-validation-name="val3" table:style-name="ce15">
            <text:p>£158,577,903.65</text:p>
          </table:table-cell>
          <table:table-cell office:value-type="currency" office:value="2417958.0299999998" table:content-validation-name="val3" table:style-name="ce15">
            <text:p>£2,417,958.03</text:p>
          </table:table-cell>
          <table:table-cell office:value-type="currency" office:value="-124176.17000000019" table:content-validation-name="val4" table:style-name="ce15">
            <text:p>-£124,176.17</text:p>
          </table:table-cell>
          <table:table-cell office:value-type="currency" office:value="2029367.98" table:content-validation-name="val3" table:style-name="ce15">
            <text:p>£2,029,367.98</text:p>
          </table:table-cell>
          <table:table-cell office:value-type="currency" office:value="32262497.869999994" table:content-validation-name="val3" table:style-name="ce15">
            <text:p>£32,262,497.87</text:p>
          </table:table-cell>
          <table:table-cell office:value-type="currency" office:value="14033929.980000004" table:content-validation-name="val3" table:style-name="ce15">
            <text:p>£14,033,929.98</text:p>
          </table:table-cell>
          <table:table-cell office:value-type="currency" office:value="209197481.34000003" table:formula="of:=SUM([.AD4:.AI4])" table:style-name="ce16">
            <text:p>£209,197,481.34</text:p>
          </table:table-cell>
          <table:table-cell office:value-type="currency" office:value="5278015" table:content-validation-name="val2" table:style-name="ce17">
            <text:p>£5,278,015.00</text:p>
          </table:table-cell>
          <table:table-cell office:value-type="currency" office:value="905499" table:content-validation-name="val3" table:style-name="ce17">
            <text:p>£905,499.00</text:p>
          </table:table-cell>
          <table:table-cell office:value-type="currency" office:value="6183514" table:formula="of:=[.AK4]+[.AL4]" table:style-name="ce16">
            <text:p>£6,183,514.00</text:p>
          </table:table-cell>
          <table:table-cell office:value-type="currency" office:value="215380995.34000003" table:formula="of:=[.AJ4]+[.AM4]" table:style-name="ce16">
            <text:p>£215,380,995.34</text:p>
          </table:table-cell>
          <table:table-cell table:content-validation-name="val5" table:style-name="ce1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Health and Safety Executive</text:p>
          </table:table-cell>
          <table:table-cell office:value-type="string" table:style-name="ce59">
            <text:p>Crown Non Departmental Public Body</text:p>
          </table:table-cell>
          <table:table-cell office:value-type="string" table:style-name="ce52">
            <text:p>Department for Work and Pensions</text:p>
          </table:table-cell>
          <table:table-cell office:value-type="float" office:value="359" table:style-name="ce46">
            <text:p>359</text:p>
          </table:table-cell>
          <table:table-cell office:value-type="float" office:value="315.89999999999998" table:style-name="ce43">
            <text:p>316</text:p>
          </table:table-cell>
          <table:table-cell office:value-type="float" office:value="398" table:style-name="ce46">
            <text:p>398</text:p>
          </table:table-cell>
          <table:table-cell office:value-type="float" office:value="367.96" table:style-name="ce43">
            <text:p>368</text:p>
          </table:table-cell>
          <table:table-cell office:value-type="float" office:value="1349" table:style-name="ce46">
            <text:p>1,349</text:p>
          </table:table-cell>
          <table:table-cell office:value-type="float" office:value="1276.0899999999999" table:style-name="ce43">
            <text:p>1,276</text:p>
          </table:table-cell>
          <table:table-cell office:value-type="float" office:value="455" table:style-name="ce46">
            <text:p>455</text:p>
          </table:table-cell>
          <table:table-cell office:value-type="float" office:value="431.16" table:style-name="ce43">
            <text:p>431</text:p>
          </table:table-cell>
          <table:table-cell office:value-type="float" office:value="28" table:style-name="ce46">
            <text:p>28</text:p>
          </table:table-cell>
          <table:table-cell office:value-type="float" office:value="27.4" table:style-name="ce43">
            <text:p>27</text:p>
          </table:table-cell>
          <table:table-cell table:style-name="ce46"/>
          <table:table-cell table:style-name="ce43"/>
          <table:table-cell office:value-type="float" office:value="2589" table:formula="of:=[.D5]+[.F5]+[.H5]+[.J5]+[.L5]+[.N5]" table:content-validation-name="val1" table:style-name="ce12">
            <text:p>2,589</text:p>
          </table:table-cell>
          <table:table-cell office:value-type="float" office:value="2418.5099999999998" table:formula="of:=[.E5]+[.G5]+[.I5]+[.K5]+[.M5]+[.O5]" table:content-validation-name="val1" table:style-name="ce12">
            <text:p>2,419</text:p>
          </table:table-cell>
          <table:table-cell table:style-name="ce47"/>
          <table:table-cell table:style-name="ce44"/>
          <table:table-cell office:value-type="float" office:value="7" table:style-name="ce73">
            <text:p>7</text:p>
          </table:table-cell>
          <table:table-cell office:value-type="float" office:value="6.28" table:style-name="ce65">
            <text:p>6.28</text:p>
          </table:table-cell>
          <table:table-cell table:style-name="ce74"/>
          <table:table-cell table:style-name="ce80"/>
          <table:table-cell table:style-name="ce47"/>
          <table:table-cell table:style-name="ce44"/>
          <table:table-cell office:value-type="float" office:value="7" table:formula="of:=[.R5]+[.T5]+[.V5]+[.X5]" table:style-name="ce14">
            <text:p>7</text:p>
          </table:table-cell>
          <table:table-cell office:value-type="float" office:value="6.28" table:formula="of:=[.S5]+[.U5]+[.W5]+[.Y5]" table:style-name="ce14">
            <text:p>6</text:p>
          </table:table-cell>
          <table:table-cell office:value-type="float" office:value="2596" table:formula="of:=[.P5]+[.Z5]" table:content-validation-name="val1" table:style-name="ce12">
            <text:p>2,596</text:p>
          </table:table-cell>
          <table:table-cell office:value-type="float" office:value="2424.79" table:formula="of:=[.Q5]+[.AA5]" table:content-validation-name="val1" table:style-name="ce12">
            <text:p>2,425</text:p>
          </table:table-cell>
          <table:table-cell office:value-type="currency" office:value="6119726.0200000005" table:content-validation-name="val3" table:style-name="ce15">
            <text:p>£6,119,726.02</text:p>
          </table:table-cell>
          <table:table-cell office:value-type="currency" office:value="131037.35999999999" table:content-validation-name="val3" table:style-name="ce15">
            <text:p>£131,037.36</text:p>
          </table:table-cell>
          <table:table-cell office:value-type="currency" office:value="1594345" table:content-validation-name="val3" table:style-name="ce15">
            <text:p>£1,594,345.00</text:p>
          </table:table-cell>
          <table:table-cell office:value-type="currency" office:value="28189.579999999998" table:content-validation-name="val3" table:style-name="ce15">
            <text:p>£28,189.58</text:p>
          </table:table-cell>
          <table:table-cell office:value-type="currency" office:value="1824792.6399999987" table:content-validation-name="val3" table:style-name="ce15">
            <text:p>£1,824,792.64</text:p>
          </table:table-cell>
          <table:table-cell office:value-type="currency" office:value="859858.00999999978" table:content-validation-name="val3" table:style-name="ce15">
            <text:p>£859,858.01</text:p>
          </table:table-cell>
          <table:table-cell office:value-type="currency" office:value="10557948.609999999" table:formula="of:=SUM([.AD5:.AI5])" table:style-name="ce16">
            <text:p>£10,557,948.61</text:p>
          </table:table-cell>
          <table:table-cell table:content-validation-name="val2" table:style-name="ce17"/>
          <table:table-cell office:value-type="currency" office:value="91337.04" table:content-validation-name="val2" table:style-name="ce17">
            <text:p>£91,337.04</text:p>
          </table:table-cell>
          <table:table-cell office:value-type="currency" office:value="91337.04" table:formula="of:=[.AK5]+[.AL5]" table:style-name="ce16">
            <text:p>£91,337.04</text:p>
          </table:table-cell>
          <table:table-cell office:value-type="currency" office:value="10649285.649999999" table:formula="of:=[.AJ5]+[.AM5]" table:style-name="ce16">
            <text:p>£10,649,285.65</text:p>
          </table:table-cell>
          <table:table-cell table:content-validation-name="val1" table:style-name="ce20"/>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National Employment Savings Trust Corporation</text:p>
          </table:table-cell>
          <table:table-cell office:value-type="string" table:style-name="ce59">
            <text:p>Executive Non-Departmental Public Body</text:p>
          </table:table-cell>
          <table:table-cell office:value-type="string" table:style-name="ce52">
            <text:p>Department for Work and Pensions</text:p>
          </table:table-cell>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office:value-type="float" office:value="257" table:style-name="ce47">
            <text:p>257</text:p>
          </table:table-cell>
          <table:table-cell office:value-type="float" office:value="241.60000000000005" table:style-name="ce44">
            <text:p>241.6</text:p>
          </table:table-cell>
          <table:table-cell office:value-type="float" office:value="257" table:formula="of:=[.D6]+[.F6]+[.H6]+[.J6]+[.L6]+[.N6]" table:content-validation-name="val1" table:style-name="ce12">
            <text:p>257</text:p>
          </table:table-cell>
          <table:table-cell office:value-type="float" office:value="241.60000000000005" table:formula="of:=[.E6]+[.G6]+[.I6]+[.K6]+[.M6]+[.O6]" table:content-validation-name="val1" table:style-name="ce12">
            <text:p>242</text:p>
          </table:table-cell>
          <table:table-cell table:style-name="ce47"/>
          <table:table-cell table:style-name="ce44"/>
          <table:table-cell office:value-type="float" office:value="10" table:style-name="ce68">
            <text:p>10</text:p>
          </table:table-cell>
          <table:table-cell office:value-type="float" office:value="9.5" table:style-name="ce66">
            <text:p>9.5</text:p>
          </table:table-cell>
          <table:table-cell table:style-name="ce47"/>
          <table:table-cell table:style-name="ce44"/>
          <table:table-cell table:style-name="ce68"/>
          <table:table-cell table:style-name="ce66"/>
          <table:table-cell office:value-type="float" office:value="10" table:formula="of:=[.R6]+[.T6]+[.V6]+[.X6]" table:style-name="ce14">
            <text:p>10</text:p>
          </table:table-cell>
          <table:table-cell office:value-type="float" office:value="9.5" table:formula="of:=[.S6]+[.U6]+[.W6]+[.Y6]" table:style-name="ce14">
            <text:p>10</text:p>
          </table:table-cell>
          <table:table-cell office:value-type="float" office:value="267" table:formula="of:=[.P6]+[.Z6]" table:content-validation-name="val1" table:style-name="ce12">
            <text:p>267</text:p>
          </table:table-cell>
          <table:table-cell office:value-type="float" office:value="251.10000000000005" table:formula="of:=[.Q6]+[.AA6]" table:content-validation-name="val1" table:style-name="ce12">
            <text:p>251</text:p>
          </table:table-cell>
          <table:table-cell office:value-type="currency" office:value="1235934.050000001" table:content-validation-name="val3" table:style-name="ce15">
            <text:p>£1,235,934.05</text:p>
          </table:table-cell>
          <table:table-cell office:value-type="currency" office:value="0" table:content-validation-name="val3" table:style-name="ce15">
            <text:p>£0.00</text:p>
          </table:table-cell>
          <table:table-cell office:value-type="currency" office:value="0" table:content-validation-name="val3" table:style-name="ce15">
            <text:p>£0.00</text:p>
          </table:table-cell>
          <table:table-cell office:value-type="currency" office:value="0" table:content-validation-name="val3" table:style-name="ce15">
            <text:p>£0.00</text:p>
          </table:table-cell>
          <table:table-cell office:value-type="currency" office:value="91244.47" table:content-validation-name="val3" table:style-name="ce15">
            <text:p>£91,244.47</text:p>
          </table:table-cell>
          <table:table-cell office:value-type="currency" office:value="144750.02000000025" table:content-validation-name="val3" table:style-name="ce15">
            <text:p>£144,750.02</text:p>
          </table:table-cell>
          <table:table-cell office:value-type="currency" office:value="1471928.5400000012" table:formula="of:=SUM([.AD6:.AI6])" table:style-name="ce16">
            <text:p>£1,471,928.54</text:p>
          </table:table-cell>
          <table:table-cell office:value-type="currency" office:value="123176.73" table:content-validation-name="val2" table:style-name="ce17">
            <text:p>£123,176.73</text:p>
          </table:table-cell>
          <table:table-cell office:value-type="currency" office:value="0" table:content-validation-name="val2" table:style-name="ce17">
            <text:p>£0.00</text:p>
          </table:table-cell>
          <table:table-cell office:value-type="currency" office:value="123176.73" table:formula="of:=[.AK6]+[.AL6]" table:style-name="ce16">
            <text:p>£123,176.73</text:p>
          </table:table-cell>
          <table:table-cell office:value-type="currency" office:value="1595105.2700000012" table:formula="of:=[.AJ6]+[.AM6]" table:style-name="ce16">
            <text:p>£1,595,105.27</text:p>
          </table:table-cell>
          <table:table-cell table:content-validation-name="val1" table:style-name="ce20"/>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office:value-type="string" table:style-name="ce8">
            <text:p>The Pensions Advisory Service</text:p>
          </table:table-cell>
          <table:table-cell office:value-type="string" table:style-name="ce59">
            <text:p>Executive Non-Departmental Public Body</text:p>
          </table:table-cell>
          <table:table-cell office:value-type="string" table:style-name="ce52">
            <text:p>Department for Work and Pensions</text:p>
          </table:table-cell>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office:value-type="float" office:value="92" table:style-name="ce47">
            <text:p>92</text:p>
          </table:table-cell>
          <table:table-cell office:value-type="float" office:value="83.45" table:style-name="ce44">
            <text:p>83.45</text:p>
          </table:table-cell>
          <table:table-cell office:value-type="float" office:value="92" table:formula="of:=[.D7]+[.F7]+[.H7]+[.J7]+[.L7]+[.N7]" table:content-validation-name="val1" table:style-name="ce12">
            <text:p>92</text:p>
          </table:table-cell>
          <table:table-cell office:value-type="float" office:value="83.45" table:formula="of:=[.E7]+[.G7]+[.I7]+[.K7]+[.M7]+[.O7]" table:content-validation-name="val1" table:style-name="ce12">
            <text:p>83</text:p>
          </table:table-cell>
          <table:table-cell office:value-type="float" office:value="4" table:style-name="ce47">
            <text:p>4</text:p>
          </table:table-cell>
          <table:table-cell office:value-type="float" office:value="2.9" table:style-name="ce44">
            <text:p>2.9</text:p>
          </table:table-cell>
          <table:table-cell table:style-name="ce47"/>
          <table:table-cell table:style-name="ce47"/>
          <table:table-cell table:style-name="ce47"/>
          <table:table-cell table:style-name="ce44"/>
          <table:table-cell table:style-name="ce47"/>
          <table:table-cell table:style-name="ce44"/>
          <table:table-cell office:value-type="float" office:value="4" table:formula="of:=[.R7]+[.T7]+[.V7]+[.X7]" table:style-name="ce14">
            <text:p>4</text:p>
          </table:table-cell>
          <table:table-cell office:value-type="float" office:value="2.9" table:formula="of:=[.S7]+[.U7]+[.W7]+[.Y7]" table:style-name="ce14">
            <text:p>3</text:p>
          </table:table-cell>
          <table:table-cell office:value-type="float" office:value="96" table:formula="of:=[.P7]+[.Z7]" table:content-validation-name="val1" table:style-name="ce12">
            <text:p>96</text:p>
          </table:table-cell>
          <table:table-cell office:value-type="float" office:value="86.350000000000009" table:formula="of:=[.Q7]+[.AA7]" table:content-validation-name="val1" table:style-name="ce12">
            <text:p>86</text:p>
          </table:table-cell>
          <table:table-cell office:value-type="currency" office:value="261191.2" table:content-validation-name="val3" table:style-name="ce15">
            <text:p>£261,191.20</text:p>
          </table:table-cell>
          <table:table-cell table:content-validation-name="val3" table:style-name="ce15"/>
          <table:table-cell table:content-validation-name="val3" table:style-name="ce15"/>
          <table:table-cell office:value-type="currency" office:value="1034.06" table:content-validation-name="val3" table:style-name="ce15">
            <text:p>£1,034.06</text:p>
          </table:table-cell>
          <table:table-cell office:value-type="currency" office:value="53104.66" table:content-validation-name="val3" table:style-name="ce15">
            <text:p>£53,104.66</text:p>
          </table:table-cell>
          <table:table-cell office:value-type="currency" office:value="27693.61" table:content-validation-name="val3" table:style-name="ce15">
            <text:p>£27,693.61</text:p>
          </table:table-cell>
          <table:table-cell office:value-type="currency" office:value="343023.53" table:formula="of:=SUM([.AD7:.AI7])" table:style-name="ce16">
            <text:p>£343,023.53</text:p>
          </table:table-cell>
          <table:table-cell office:value-type="currency" office:value="11827.31" table:content-validation-name="val2" table:style-name="ce17">
            <text:p>£11,827.31</text:p>
          </table:table-cell>
          <table:table-cell office:value-type="currency" office:value="29625.599999999999" table:content-validation-name="val2" table:style-name="ce17">
            <text:p>£29,625.60</text:p>
          </table:table-cell>
          <table:table-cell office:value-type="currency" office:value="41452.909999999996" table:formula="of:=[.AK7]+[.AL7]" table:style-name="ce16">
            <text:p>£41,452.91</text:p>
          </table:table-cell>
          <table:table-cell office:value-type="currency" office:value="384476.44" table:formula="of:=[.AJ7]+[.AM7]" table:style-name="ce16">
            <text:p>£384,476.44</text:p>
          </table:table-cell>
          <table:table-cell table:content-validation-name="val1" table:style-name="ce2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59">
            <text:p>Executive Non-Departmental Public Body</text:p>
          </table:table-cell>
          <table:table-cell office:value-type="string" table:style-name="ce52">
            <text:p>Department for Work and Pensions</text:p>
          </table:table-cell>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office:value-type="float" office:value="606" table:style-name="ce47">
            <text:p>606</text:p>
          </table:table-cell>
          <table:table-cell office:value-type="float" office:value="586.75714285714287" table:style-name="ce61">
            <text:p>586.76</text:p>
          </table:table-cell>
          <table:table-cell office:value-type="float" office:value="606" table:formula="of:=[.D8]+[.F8]+[.H8]+[.J8]+[.L8]+[.N8]" table:content-validation-name="val1" table:style-name="ce12">
            <text:p>606</text:p>
          </table:table-cell>
          <table:table-cell office:value-type="float" office:value="586.75714285714287" table:formula="of:=[.E8]+[.G8]+[.I8]+[.K8]+[.M8]+[.O8]" table:content-validation-name="val1" table:style-name="ce12">
            <text:p>587</text:p>
          </table:table-cell>
          <table:table-cell office:value-type="float" office:value="17" table:style-name="ce47">
            <text:p>17</text:p>
          </table:table-cell>
          <table:table-cell office:value-type="float" office:value="16.399999999999999" table:style-name="ce44">
            <text:p>16.4</text:p>
          </table:table-cell>
          <table:table-cell table:style-name="ce47"/>
          <table:table-cell table:style-name="ce44"/>
          <table:table-cell office:value-type="float" office:value="3" table:style-name="ce68">
            <text:p>3</text:p>
          </table:table-cell>
          <table:table-cell office:value-type="float" office:value="3" table:style-name="ce67">
            <text:p>3.00</text:p>
          </table:table-cell>
          <table:table-cell office:value-type="float" office:value="14.992805333333335" table:style-name="ce75">
            <text:p>14.99</text:p>
          </table:table-cell>
          <table:table-cell office:value-type="float" office:value="14.992805333333335" table:style-name="ce61">
            <text:p>14.99</text:p>
          </table:table-cell>
          <table:table-cell office:value-type="float" office:value="34.992805333333337" table:formula="of:=[.R8]+[.T8]+[.V8]+[.X8]" table:style-name="ce14">
            <text:p>35</text:p>
          </table:table-cell>
          <table:table-cell office:value-type="float" office:value="34.392805333333335" table:formula="of:=[.S8]+[.U8]+[.W8]+[.Y8]" table:style-name="ce14">
            <text:p>34</text:p>
          </table:table-cell>
          <table:table-cell office:value-type="float" office:value="640.99280533333331" table:formula="of:=[.P8]+[.Z8]" table:content-validation-name="val1" table:style-name="ce12">
            <text:p>641</text:p>
          </table:table-cell>
          <table:table-cell office:value-type="float" office:value="621.14994819047615" table:formula="of:=[.Q8]+[.AA8]" table:content-validation-name="val1" table:style-name="ce12">
            <text:p>621</text:p>
          </table:table-cell>
          <table:table-cell office:value-type="currency" office:value="2489627.9799999986" table:content-validation-name="val3" table:style-name="ce23">
            <text:p>£2,489,628</text:p>
          </table:table-cell>
          <table:table-cell office:value-type="currency" office:value="8445.6" table:content-validation-name="val3" table:style-name="ce23">
            <text:p>£8,446</text:p>
          </table:table-cell>
          <table:table-cell office:value-type="currency" office:value="85924.74" table:content-validation-name="val3" table:style-name="ce23">
            <text:p>£85,925</text:p>
          </table:table-cell>
          <table:table-cell office:value-type="currency" office:value="7085.8399999999992" table:content-validation-name="val3" table:style-name="ce23">
            <text:p>£7,086</text:p>
          </table:table-cell>
          <table:table-cell office:value-type="currency" office:value="542103.04000000015" table:content-validation-name="val3" table:style-name="ce23">
            <text:p>£542,103</text:p>
          </table:table-cell>
          <table:table-cell office:value-type="currency" office:value="291748.65999999992" table:content-validation-name="val3" table:style-name="ce23">
            <text:p>£291,749</text:p>
          </table:table-cell>
          <table:table-cell office:value-type="currency" office:value="3424935.8599999985" table:formula="of:=SUM([.AD8:.AI8])" table:style-name="ce16">
            <text:p>£3,424,935.86</text:p>
          </table:table-cell>
          <table:table-cell office:value-type="currency" office:value="248434.96000000002" table:content-validation-name="val2" table:style-name="ce17">
            <text:p>£248,434.96</text:p>
          </table:table-cell>
          <table:table-cell office:value-type="currency" office:value="449784.16000000003" table:content-validation-name="val2" table:style-name="ce17">
            <text:p>£449,784.16</text:p>
          </table:table-cell>
          <table:table-cell office:value-type="currency" office:value="698219.12000000011" table:formula="of:=[.AK8]+[.AL8]" table:style-name="ce16">
            <text:p>£698,219.12</text:p>
          </table:table-cell>
          <table:table-cell office:value-type="currency" office:value="4123154.9799999986" table:formula="of:=[.AJ8]+[.AM8]" table:style-name="ce16">
            <text:p>£4,123,154.98</text:p>
          </table:table-cell>
          <table:table-cell office:value-type="string" table:content-validation-name="val6" table:style-name="ce24">
            <text:p>Overall costs have increased since previous month, the most significant item of spend being non-payroll costs, mainly due to increased numbers. Overall headcount has also increased, this explains some of the increased payroll costs, but the full impact will be seen next month as most of the new starters joined at the end of the month. Consultancy costs have reduced since previous month, reflecting the volume of work being undertaken for TPR Future and MasterTrust project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59"/>
          <table:table-cell table:style-name="ce52"/>
          <table:table-cell table:style-name="ce54"/>
          <table:table-cell table:style-name="ce56"/>
          <table:table-cell table:style-name="ce69"/>
          <table:table-cell table:style-name="ce71"/>
          <table:table-cell table:style-name="ce72"/>
          <table:table-cell table:style-name="ce70"/>
          <table:table-cell table:style-name="ce62"/>
          <table:table-cell table:style-name="ce60"/>
          <table:table-cell table:style-name="ce54"/>
          <table:table-cell table:style-name="ce56"/>
          <table:table-cell table:style-name="ce54"/>
          <table:table-cell table:style-name="ce56"/>
          <table:table-cell table:content-validation-name="val1" table:style-name="ce26"/>
          <table:table-cell table:content-validation-name="val1" table:style-name="ce27"/>
          <table:table-cell table:style-name="ce54"/>
          <table:table-cell table:style-name="ce56"/>
          <table:table-cell table:style-name="ce79"/>
          <table:table-cell table:style-name="ce78"/>
          <table:table-cell table:style-name="ce54"/>
          <table:table-cell table:style-name="ce56"/>
          <table:table-cell table:style-name="ce77"/>
          <table:table-cell table:style-name="ce76"/>
          <table:table-cell table:style-name="ce28"/>
          <table:table-cell table:style-name="ce27"/>
          <table:table-cell table:content-validation-name="val1" table:style-name="ce29"/>
          <table:table-cell table:content-validation-name="val1" table:style-name="ce30"/>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style-name="ce32"/>
          <table:table-cell table:content-validation-name="val2" table:style-name="ce31"/>
          <table:table-cell table:content-validation-name="val2" table:style-name="ce31"/>
          <table:table-cell table:style-name="ce32"/>
          <table:table-cell table:style-name="ce33"/>
          <table:table-cell table:content-validation-name="val1" table:style-name="ce3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59"/>
          <table:table-cell table:style-name="ce52"/>
          <table:table-cell table:style-name="ce54"/>
          <table:table-cell table:style-name="ce56"/>
          <table:table-cell table:style-name="ce69"/>
          <table:table-cell table:style-name="ce71"/>
          <table:table-cell table:style-name="ce72"/>
          <table:table-cell table:style-name="ce70"/>
          <table:table-cell table:style-name="ce62"/>
          <table:table-cell table:style-name="ce60"/>
          <table:table-cell table:style-name="ce54"/>
          <table:table-cell table:style-name="ce56"/>
          <table:table-cell table:style-name="ce54"/>
          <table:table-cell table:style-name="ce56"/>
          <table:table-cell table:content-validation-name="val1" table:style-name="ce26"/>
          <table:table-cell table:content-validation-name="val1" table:style-name="ce27"/>
          <table:table-cell table:style-name="ce54"/>
          <table:table-cell table:style-name="ce56"/>
          <table:table-cell table:style-name="ce79"/>
          <table:table-cell table:style-name="ce78"/>
          <table:table-cell table:style-name="ce54"/>
          <table:table-cell table:style-name="ce56"/>
          <table:table-cell table:style-name="ce77"/>
          <table:table-cell table:style-name="ce76"/>
          <table:table-cell table:style-name="ce28"/>
          <table:table-cell table:style-name="ce27"/>
          <table:table-cell table:content-validation-name="val1" table:style-name="ce29"/>
          <table:table-cell table:content-validation-name="val1" table:style-name="ce30"/>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number-columns-repeated="2" table:style-name="ce31"/>
          <table:table-cell table:style-name="ce32"/>
          <table:table-cell table:content-validation-name="val2" table:style-name="ce31"/>
          <table:table-cell table:content-validation-name="val2" table:style-name="ce31"/>
          <table:table-cell table:style-name="ce32"/>
          <table:table-cell table:style-name="ce33"/>
          <table:table-cell table:content-validation-name="val1" table:style-name="ce3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59"/>
          <table:table-cell table:style-name="ce52"/>
          <table:table-cell table:style-name="ce54"/>
          <table:table-cell table:style-name="ce56"/>
          <table:table-cell table:style-name="ce69"/>
          <table:table-cell table:style-name="ce71"/>
          <table:table-cell table:style-name="ce72"/>
          <table:table-cell table:style-name="ce70"/>
          <table:table-cell table:style-name="ce62"/>
          <table:table-cell table:style-name="ce60"/>
          <table:table-cell table:style-name="ce54"/>
          <table:table-cell table:style-name="ce56"/>
          <table:table-cell table:style-name="ce54"/>
          <table:table-cell table:style-name="ce56"/>
          <table:table-cell table:content-validation-name="val1" table:style-name="ce26"/>
          <table:table-cell table:content-validation-name="val1" table:style-name="ce27"/>
          <table:table-cell table:style-name="ce54"/>
          <table:table-cell table:style-name="ce56"/>
          <table:table-cell table:style-name="ce79"/>
          <table:table-cell table:style-name="ce78"/>
          <table:table-cell table:style-name="ce54"/>
          <table:table-cell table:style-name="ce56"/>
          <table:table-cell table:style-name="ce77"/>
          <table:table-cell table:style-name="ce76"/>
          <table:table-cell table:style-name="ce28"/>
          <table:table-cell table:style-name="ce27"/>
          <table:table-cell table:content-validation-name="val1" table:style-name="ce29"/>
          <table:table-cell table:content-validation-name="val1" table:style-name="ce30"/>
          <table:table-cell table:content-validation-name="val2" table:style-name="ce35"/>
          <table:table-cell table:content-validation-name="val2" table:style-name="ce35"/>
          <table:table-cell table:content-validation-name="val2" table:style-name="ce35"/>
          <table:table-cell table:content-validation-name="val2" table:style-name="ce35"/>
          <table:table-cell table:content-validation-name="val2" table:style-name="ce35"/>
          <table:table-cell table:content-validation-name="val2" table:style-name="ce35"/>
          <table:table-cell table:style-name="ce33"/>
          <table:table-cell table:content-validation-name="val2" table:style-name="ce35"/>
          <table:table-cell table:content-validation-name="val2" table:style-name="ce35"/>
          <table:table-cell table:number-columns-repeated="2" table:style-name="ce33"/>
          <table:table-cell table:content-validation-name="val1" table:style-name="ce36"/>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8"/>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8"/>
          <table:table-cell table:content-validation-name="val1" table:style-name="ce2"/>
          <table:table-cell table:content-validation-name="val1" table:style-name="ce3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4">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f2"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October 2017</dc:title>
    <meta:initial-creator/>
    <dc:creator/>
    <meta:creation-date>2018-01-31T10:33:40Z</meta:creation-date>
    <dc:date>2018-01-31T10:36:49Z</dc:date>
  </office:meta>
</office:document-meta>
</file>